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0.5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dvent of Code 2021 in Pyth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Laufzeiten (i7-940 2,93 GHz, Windows 10 21H1 (64 Bit),16GB RAM, <text:s/>Python 3.9.9 (64 Bit)</text:p>
          </table:table-cell>
          <table:table-cell table:number-columns-repeated="6"/>
        </table:table-row>
        <table:table-row table:style-name="ro4">
          <table:table-cell table:style-name="ce3"/>
          <table:table-cell table:number-columns-repeated="6"/>
        </table:table-row>
        <table:table-row table:style-name="ro5">
          <table:table-cell table:style-name="ce8"/>
          <table:table-cell table:style-name="ce5" office:value-type="string" calcext:value-type="string" table:number-columns-spanned="3" table:number-rows-spanned="1">
            <text:p>in Millisek.</text:p>
          </table:table-cell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2">
          <table:table-cell table:style-name="ce8" office:value-type="string" calcext:value-type="string">
            <text:p>Tag</text:p>
          </table:table-cell>
          <table:table-cell table:style-name="ce8" office:value-type="string" calcext:value-type="string">
            <text:p>Part 1</text:p>
          </table:table-cell>
          <table:table-cell table:style-name="ce8" office:value-type="string" calcext:value-type="string">
            <text:p>Part 2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Summ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19" calcext:value-type="float">
            <text:p>13,319</text:p>
          </table:table-cell>
          <table:table-cell table:formula="of:=+[.D7]" office:value-type="float" office:value="13.319" calcext:value-type="float">
            <text:p>13,31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775" calcext:value-type="float">
            <text:p>7,775</text:p>
          </table:table-cell>
          <table:table-cell table:formula="of:=+[.E7]+[.D8]" office:value-type="float" office:value="21.094" calcext:value-type="float">
            <text:p>21,09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283" calcext:value-type="float">
            <text:p>3,283</text:p>
          </table:table-cell>
          <table:table-cell table:formula="of:=+[.E8]+[.D9]" office:value-type="float" office:value="24.377" calcext:value-type="float">
            <text:p>24,37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.299" calcext:value-type="float">
            <text:p>12,299</text:p>
          </table:table-cell>
          <table:table-cell table:formula="of:=+[.E9]+[.D10]" office:value-type="float" office:value="36.676" calcext:value-type="float">
            <text:p>36,676</text:p>
          </table:table-cell>
          <table:table-cell/>
          <table:table-cell office:value-type="string" calcext:value-type="string">
            <text:p>objektorientierte Varian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.051" calcext:value-type="float">
            <text:p>200,051</text:p>
          </table:table-cell>
          <table:table-cell table:formula="of:=+[.E10]+[.D11]" office:value-type="float" office:value="236.727" calcext:value-type="float">
            <text:p>236,72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62" calcext:value-type="float">
            <text:p>0,462</text:p>
          </table:table-cell>
          <table:table-cell office:value-type="float" office:value="0.608" calcext:value-type="float">
            <text:p>0,608</text:p>
          </table:table-cell>
          <table:table-cell table:formula="of:=SUM([.B12:.C12])" office:value-type="float" office:value="1.07" calcext:value-type="float">
            <text:p>1,07</text:p>
          </table:table-cell>
          <table:table-cell table:formula="of:=+[.E11]+[.D12]" office:value-type="float" office:value="237.797" calcext:value-type="float">
            <text:p>237,79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985" calcext:value-type="float">
            <text:p>1,985</text:p>
          </table:table-cell>
          <table:table-cell table:formula="of:=+[.E12]+[.D13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116" calcext:value-type="float">
            <text:p>3,116</text:p>
          </table:table-cell>
          <table:table-cell table:formula="of:=+[.E13]+[.D14]" office:value-type="float" office:value="242.898" calcext:value-type="float">
            <text:p>242,89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.227" calcext:value-type="float">
            <text:p>24,227</text:p>
          </table:table-cell>
          <table:table-cell table:formula="of:=+[.E14]+[.D15]" office:value-type="float" office:value="267.125" calcext:value-type="float">
            <text:p>267,1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739" calcext:value-type="float">
            <text:p>1,739</text:p>
          </table:table-cell>
          <table:table-cell table:formula="of:=+[.E15]+[.D16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7.111" calcext:value-type="float">
            <text:p>67,111</text:p>
          </table:table-cell>
          <table:table-cell table:formula="of:=+[.E16]+[.D17]" office:value-type="float" office:value="335.975" calcext:value-type="float">
            <text:p>335,97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33.786" calcext:value-type="float">
            <text:p>333,786</text:p>
          </table:table-cell>
          <table:table-cell table:formula="of:=+[.E17]+[.D18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formula="of:=+[.E18]+[.D19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  <table:table-cell table:formula="of:=+[.E19]+[.D20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  <table:table-cell table:formula="of:=+[.E20]+[.D21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formula="of:=+[.E21]+[.D22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  <table:table-cell table:formula="of:=+[.E22]+[.D23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table:formula="of:=+[.E23]+[.D24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table:formula="of:=+[.E24]+[.D25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table:formula="of:=+[.E25]+[.D26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table:formula="of:=+[.E26]+[.D27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  <table:table-cell table:formula="of:=+[.E27]+[.D28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  <table:table-cell table:formula="of:=+[.E28]+[.D29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  <table:table-cell table:formula="of:=+[.E29]+[.D30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table:formula="of:=+[.E30]+[.D31]" office:value-type="float" office:value="669.761" calcext:value-type="float">
            <text:p>669,7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.00.0000</text:date>, <text:time style:data-style-name="N2" text:time-value="23:35:02.0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1:37:52.987000000</meta:creation-date>
    <dc:date>2021-12-12T23:46:37.253000000</dc:date>
    <meta:editing-duration>PT17H33M49S</meta:editing-duration>
    <meta:editing-cycles>9</meta:editing-cycles>
    <meta:generator>LibreOffice/7.1.3.2$Windows_X86_64 LibreOffice_project/47f78053abe362b9384784d31a6e56f8511eb1c1</meta:generator>
    <meta:document-statistic meta:table-count="1" meta:cell-count="73" meta:object-count="0"/>
  </office:meta>
</office:document-meta>
</file>